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7A0000016BA76430B7C95BB769.png" manifest:media-type="image/png"/>
  <manifest:file-entry manifest:full-path="Pictures/100000000000051D0000017BB7858869B3D066F5.png" manifest:media-type="image/png"/>
  <manifest:file-entry manifest:full-path="Pictures/100000000000034C0000004EFE7447B9C1986B1A.png" manifest:media-type="image/png"/>
  <manifest:file-entry manifest:full-path="Pictures/10000000000003B8000000BE4D36DB02FEAD4FB2.png" manifest:media-type="image/png"/>
  <manifest:file-entry manifest:full-path="Pictures/100000000000052600000169EF1874A44A532B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-0.3937in" svg:width="6.9252in" svg:height="1.7925in" draw:z-index="0"><draw:image xlink:href="Pictures/100000000000057A0000016BA76430B7C95BB769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width="6.9252in" svg:height="0.6398in" draw:z-index="1"><draw:image xlink:href="Pictures/100000000000034C0000004EFE7447B9C1986B1A.png" xlink:type="simple" xlink:show="embed" xlink:actuate="onLoad"/></draw:frame></text:p>
      <text:p text:style-name="Standard"/>
      <text:p text:style-name="Standard"><draw:frame draw:style-name="fr2" draw:name="Image3" text:anchor-type="paragraph" svg:width="6.9252in" svg:height="1.3819in" draw:z-index="2"><draw:image xlink:href="Pictures/10000000000003B8000000BE4D36DB02FEAD4FB2.png" xlink:type="simple" xlink:show="embed" xlink:actuate="onLoad"/></draw:frame></text:p>
      <text:p text:style-name="Standard"/>
      <text:p text:style-name="Standard"/>
      <text:p text:style-name="Standard"><draw:frame draw:style-name="fr2" draw:name="Image4" text:anchor-type="paragraph" svg:width="6.9252in" svg:height="1.8965in" draw:z-index="3"><draw:image xlink:href="Pictures/100000000000052600000169EF1874A44A532B48.png" xlink:type="simple" xlink:show="embed" xlink:actuate="onLoad"/></draw:frame></text:p>
      <text:p text:style-name="Standard"/>
      <text:p text:style-name="Standard"><draw:frame draw:style-name="fr2" draw:name="Image5" text:anchor-type="paragraph" svg:width="6.9252in" svg:height="2.0047in" draw:z-index="4"><draw:image xlink:href="Pictures/100000000000051D0000017BB7858869B3D066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1:54:00.255055211</meta:creation-date>
    <dc:date>2019-01-14T12:10:18.411905685</dc:date>
    <meta:editing-duration>PT6M8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